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5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18cm"/>
      <style:paragraph-properties style:writing-mode="lr-tb"/>
    </style:style>
    <style:style style:name="gr3" style:family="graphic" style:parent-style-name="standard">
      <style:graphic-properties svg:stroke-color="#cccccc" draw:fill-color="#cccccc" draw:textarea-horizontal-align="justify" draw:textarea-vertical-align="middle" draw:auto-grow-height="false" fo:min-height="0.385cm" fo:min-width="4.2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39cm"/>
      <style:paragraph-properties style:writing-mode="lr-tb"/>
    </style:style>
    <style:style style:name="gr5" style:family="graphic" style:parent-style-name="standard">
      <style:graphic-properties svg:stroke-color="#cccccc" draw:fill-color="#cccccc" draw:textarea-horizontal-align="justify" draw:textarea-vertical-align="middle" draw:auto-grow-height="false" fo:min-height="1.008cm" fo:min-width="4.263cm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728cm" svg:height="0.725cm" svg:x="12.829cm" svg:y="1cm">
          <draw:text-box>
            <text:p><text:span text:style-name="T1">mutex(“acquire”);</text:span></text:p>
          </draw:text-box>
        </draw:frame>
        <draw:frame draw:style-name="gr2" draw:text-style-name="P1" draw:layer="layout" svg:width="3.728cm" svg:height="0.725cm" svg:x="5.73cm" svg:y="1.001cm">
          <draw:text-box>
            <text:p><text:span text:style-name="T1">mut</text:span><text:span text:style-name="T1">ex(“</text:span><text:span text:style-name="T1">acq</text:span><text:span text:style-name="T1">uire</text:span><text:span text:style-name="T1">”);</text:span></text:p>
          </draw:text-box>
        </draw:frame>
        <draw:custom-shape draw:style-name="gr3" draw:text-style-name="P2" draw:layer="layout" svg:width="4.763cm" svg:height="0.635cm" svg:x="5.179cm" svg:y="2.0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39cm" svg:height="0.645cm" svg:x="5.597cm" svg:y="2.06cm">
          <draw:text-box>
            <text:p><text:span text:style-name="T2">te</text:span><text:span text:style-name="T2">st</text:span><text:span text:style-name="T2">_a</text:span><text:span text:style-name="T2">nd</text:span><text:span text:style-name="T2">_s</text:span><text:span text:style-name="T2">et(</text:span><text:span text:style-name="T2">ce</text:span><text:span text:style-name="T2">ll);</text:span></text:p>
          </draw:text-box>
        </draw:frame>
        <draw:custom-shape draw:style-name="gr3" draw:text-style-name="P2" draw:layer="layout" svg:width="4.763cm" svg:height="0.635cm" svg:x="12.279cm" svg:y="2.97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39cm" svg:height="0.645cm" svg:x="12.697cm" svg:y="2.961cm">
          <draw:text-box>
            <text:p><text:span text:style-name="T2">test_and_set(cell);</text:span></text:p>
          </draw:text-box>
        </draw:frame>
        <draw:custom-shape draw:style-name="gr3" draw:text-style-name="P2" draw:layer="layout" svg:width="4.763cm" svg:height="0.635cm" svg:x="5.279cm" svg:y="3.97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39cm" svg:height="0.645cm" svg:x="5.697cm" svg:y="3.962cm">
          <draw:text-box>
            <text:p><text:span text:style-name="T2">If (head(cell)) {</text:span></text:p>
          </draw:text-box>
        </draw:frame>
        <draw:custom-shape draw:style-name="gr3" draw:text-style-name="P2" draw:layer="layout" svg:width="4.763cm" svg:height="0.635cm" svg:x="12.279cm" svg:y="4.87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39cm" svg:height="0.645cm" svg:x="12.697cm" svg:y="4.863cm">
          <draw:text-box>
            <text:p><text:span text:style-name="T2">If (head(cell)) {</text:span></text:p>
          </draw:text-box>
        </draw:frame>
        <draw:custom-shape draw:style-name="gr5" draw:text-style-name="P2" draw:layer="layout" svg:width="4.763cm" svg:height="1.258cm" svg:x="5.279cm" svg:y="5.77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39cm" svg:height="1.039cm" svg:x="5.697cm" svg:y="5.864cm">
          <draw:text-box>
            <text:p><text:span text:style-name="T2">set_head(cell, true);</text:span></text:p>
            <text:p><text:span text:style-name="T2">return false;</text:span></text:p>
          </draw:text-box>
        </draw:frame>
        <draw:custom-shape draw:style-name="gr5" draw:text-style-name="P2" draw:layer="layout" svg:width="4.763cm" svg:height="1.258cm" svg:x="12.279cm" svg:y="7.17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39cm" svg:height="1.039cm" svg:x="12.697cm" svg:y="7.264cm">
          <draw:text-box>
            <text:p><text:span text:style-name="T2">set_head(cell, true);</text:span></text:p>
            <text:p><text:span text:style-name="T2">return false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8T00:14:58.199935073</meta:creation-date>
    <dc:date>2023-01-18T00:25:24.272292748</dc:date>
    <meta:editing-duration>PT16S</meta:editing-duration>
    <meta:editing-cycles>1</meta:editing-cycles>
    <meta:document-statistic meta:object-count="14"/>
    <meta:generator>LibreOffice/7.0.4.2$Linux_X86_64 LibreOffice_project/00$Build-2</meta:generator>
  </office:meta>
</office:document-meta>
</file>